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T6_105" style:family="text"/>
    <style:style style:name="T6_106" style:family="text"/>
    <style:style style:name="T6_107" style:family="text"/>
    <style:style style:name="T6_108" style:family="text"/>
    <style:style style:name="T6_109" style:family="text"/>
    <style:style style:name="T6_110" style:family="text"/>
    <style:style style:name="T6_111" style:family="text"/>
    <style:style style:name="T6_11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T8_104" style:family="text"/>
    <style:style style:name="T8_105" style:family="text"/>
    <style:style style:name="T8_106" style:family="text"/>
    <style:style style:name="T8_107" style:family="text"/>
    <style:style style:name="T8_108" style:family="text"/>
    <style:style style:name="T8_109" style:family="text"/>
    <style:style style:name="T8_110" style:family="text"/>
    <style:style style:name="T8_111" style:family="text"/>
    <style:style style:name="T8_112" style:family="text"/>
    <style:style style:name="T8_113" style:family="text"/>
    <style:style style:name="T8_114" style:family="text"/>
    <style:style style:name="T8_115" style:family="text"/>
    <style:style style:name="T8_116" style:family="text"/>
    <style:style style:name="T8_117" style:family="text"/>
    <style:style style:name="T8_118" style:family="text"/>
    <style:style style:name="T8_119" style:family="text"/>
    <style:style style:name="T8_120" style:family="text"/>
    <style:style style:name="T8_121" style:family="text"/>
    <style:style style:name="T8_122" style:family="text"/>
    <style:style style:name="T8_123" style:family="text"/>
    <style:style style:name="T8_124" style:family="text"/>
    <style:style style:name="T8_125" style:family="text"/>
    <style:style style:name="T8_126" style:family="text"/>
    <style:style style:name="T8_127" style:family="text"/>
    <style:style style:name="T8_128" style:family="text"/>
    <style:style style:name="T8_129" style:family="text"/>
    <style:style style:name="T8_130" style:family="text"/>
    <style:style style:name="T8_131" style:family="text"/>
    <style:style style:name="T8_132" style:family="text"/>
    <style:style style:name="T8_133" style:family="text"/>
    <style:style style:name="T8_134" style:family="text"/>
    <style:style style:name="T8_135" style:family="text"/>
    <style:style style:name="T8_136" style:family="text"/>
    <style:style style:name="T8_137" style:family="text"/>
    <style:style style:name="T8_138" style:family="text"/>
    <style:style style:name="T8_139" style:family="text"/>
    <style:style style:name="T8_140" style:family="text"/>
    <style:style style:name="T8_141" style:family="text"/>
    <style:style style:name="T8_142" style:family="text"/>
    <style:style style:name="T8_143" style:family="text"/>
    <style:style style:name="T8_144" style:family="text"/>
    <style:style style:name="T8_145" style:family="text"/>
    <style:style style:name="T8_146" style:family="text"/>
    <style:style style:name="T8_147" style:family="text"/>
    <style:style style:name="T8_148" style:family="text"/>
    <style:style style:name="T8_149" style:family="text"/>
    <style:style style:name="T8_150" style:family="text"/>
    <style:style style:name="T8_151" style:family="text"/>
    <style:style style:name="T8_152" style:family="text"/>
    <style:style style:name="T8_153" style:family="text"/>
    <style:style style:name="T8_154" style:family="text"/>
    <style:style style:name="T8_155" style:family="text"/>
    <style:style style:name="T8_156" style:family="text"/>
    <style:style style:name="T8_157" style:family="text"/>
    <style:style style:name="T8_158" style:family="text"/>
    <style:style style:name="T8_159" style:family="text"/>
    <style:style style:name="T8_160" style:family="text"/>
    <style:style style:name="T8_161" style:family="text"/>
    <style:style style:name="T8_162" style:family="text"/>
    <style:style style:name="T8_163" style:family="text"/>
    <style:style style:name="T8_164" style:family="text"/>
    <style:style style:name="T8_165" style:family="text"/>
    <style:style style:name="T8_166" style:family="text"/>
    <style:style style:name="T8_167" style:family="text"/>
    <style:style style:name="T8_168" style:family="text"/>
    <style:style style:name="T8_169" style:family="text"/>
    <style:style style:name="T8_170" style:family="text"/>
    <style:style style:name="T8_171" style:family="text"/>
    <style:style style:name="T8_172" style:family="text"/>
    <style:style style:name="T8_173" style:family="text"/>
    <style:style style:name="T8_174" style:family="text"/>
    <style:style style:name="T8_175" style:family="text"/>
    <style:style style:name="T8_176" style:family="text"/>
    <style:style style:name="T8_177" style:family="text"/>
    <style:style style:name="T8_178" style:family="text"/>
    <style:style style:name="T8_179" style:family="text"/>
    <style:style style:name="T8_180" style:family="text"/>
    <style:style style:name="T8_181" style:family="text"/>
    <style:style style:name="T8_182" style:family="text"/>
    <style:style style:name="T8_183" style:family="text"/>
    <style:style style:name="T8_184" style:family="text"/>
    <style:style style:name="T8_185" style:family="text"/>
    <style:style style:name="T8_186" style:family="text"/>
    <style:style style:name="T8_187" style:family="text"/>
    <style:style style:name="T8_188" style:family="text"/>
    <style:style style:name="T8_189" style:family="text"/>
    <style:style style:name="T8_190" style:family="text"/>
    <style:style style:name="T8_191" style:family="text"/>
    <style:style style:name="T8_192" style:family="text"/>
    <style:style style:name="T8_193" style:family="text"/>
    <style:style style:name="T8_194" style:family="text"/>
    <style:style style:name="T8_195" style:family="text"/>
    <style:style style:name="T8_196" style:family="text"/>
    <style:style style:name="T8_197" style:family="text"/>
    <style:style style:name="T8_198" style:family="text"/>
    <style:style style:name="T8_199" style:family="text"/>
    <style:style style:name="T8_200" style:family="text"/>
    <style:style style:name="T8_201" style:family="text"/>
    <style:style style:name="T8_202" style:family="text"/>
    <style:style style:name="T8_203" style:family="text"/>
    <style:style style:name="T8_204" style:family="text"/>
    <style:style style:name="T8_205" style:family="text"/>
    <style:style style:name="T8_206" style:family="text"/>
    <style:style style:name="T8_207" style:family="text"/>
    <style:style style:name="T8_208" style:family="text"/>
    <style:style style:name="T8_209" style:family="text"/>
    <style:style style:name="T8_210" style:family="text"/>
    <style:style style:name="T8_211" style:family="text"/>
    <style:style style:name="T8_212" style:family="text"/>
    <style:style style:name="T8_213" style:family="text"/>
    <style:style style:name="T8_214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 style:parent-style-name="Standard"/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5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9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P20" style:family="paragraph" style:parent-style-name="Standard">
      <style:paragraph-properties fo:text-align="justify" fo:break-before="auto" fo:text-indent="1.27cm" fo:line-height="115%" style:writing-mode="lr-tb"/>
    </style:style>
    <style:style style:name="P21" style:family="paragraph" style:parent-style-name="Standard">
      <style:paragraph-properties fo:text-align="justify" fo:break-before="auto" fo:text-indent="0cm" fo:line-height="115%" fo:margin-left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P22" style:family="paragraph" style:parent-style-name="Standard">
      <style:paragraph-properties fo:break-before="auto" fo:text-indent="0cm" fo:line-height="115%" fo:margin-left="0cm" style:writing-mode="lr-tb"/>
    </style:style>
  </office:automatic-styles>
  <office:body>
    <office:text>
      <text:p text:style-name="P1"><text:bookmark-start text:name="h.6297yle60x0c"/><text:bookmark-end text:name="h.6297yle60x0c"/><text:span text:style-name="T1_1">Dobry</text:span><text:span text:style-name="T1_2"><text:s/></text:span><text:span text:style-name="T1_3">żart</text:span><text:span text:style-name="T1_4"><text:s/></text:span><text:span text:style-name="T1_5">tynfa</text:span><text:span text:style-name="T1_6"><text:s/></text:span><text:span text:style-name="T1_7">wart</text:span></text:p>
      <text:p text:style-name="P2"><text:bookmark-start text:name="h.pionhb6m2j1u"/><text:bookmark-end text:name="h.pionhb6m2j1u"/><text:span text:style-name="T2_1">A</text:span><text:span text:style-name="T2_2"><text:s/></text:span><text:span text:style-name="T2_3">co</text:span><text:span text:style-name="T2_4"><text:s/></text:span><text:span text:style-name="T2_5">zrobić</text:span><text:span text:style-name="T2_6"><text:s/></text:span><text:span text:style-name="T2_7">ze</text:span><text:span text:style-name="T2_8"><text:s/></text:span><text:span text:style-name="T2_9">złym</text:span><text:span text:style-name="T2_10">?</text:span></text:p>
      <text:p text:style-name="P3"/>
      <text:p text:style-name="P4"><text:span text:style-name="T4_1">Oy</text:span><text:span text:style-name="T4_2"><text:s/></text:span><text:span text:style-name="T4_3">oy</text:span><text:span text:style-name="T4_4">,<text:s/></text:span><text:span text:style-name="T4_5">lads</text:span><text:span text:style-name="T4_6">.<text:s/></text:span><text:span text:style-name="T4_7">Walentynki</text:span><text:span text:style-name="T4_8"><text:s/></text:span><text:span text:style-name="T4_9">już</text:span><text:span text:style-name="T4_10"><text:s/></text:span><text:span text:style-name="T4_11">za</text:span><text:span text:style-name="T4_12"><text:s/></text:span><text:span text:style-name="T4_13">nami</text:span><text:span text:style-name="T4_14">,<text:s/></text:span><text:span text:style-name="T4_15">nowe</text:span><text:span text:style-name="T4_16"><text:s/></text:span><text:span text:style-name="T4_17">życia</text:span><text:span text:style-name="T4_18"><text:s/></text:span><text:span text:style-name="T4_19">już</text:span><text:span text:style-name="T4_20"><text:s/></text:span><text:span text:style-name="T4_21">poczęte</text:span><text:span text:style-name="T4_22">,<text:s/></text:span><text:span text:style-name="T4_23">fortuna</text:span><text:span text:style-name="T4_24"><text:s/></text:span><text:span text:style-name="T4_25">zostawiona</text:span><text:span text:style-name="T4_26"><text:s/></text:span><text:span text:style-name="T4_27">w</text:span><text:span text:style-name="T4_28"><text:s/></text:span><text:span text:style-name="T4_29">kwiaciarniach</text:span><text:span text:style-name="T4_30">,<text:s/></text:span><text:span text:style-name="T4_31">restauracjach</text:span><text:span text:style-name="T4_32"><text:s/></text:span><text:span text:style-name="T4_33">i</text:span><text:span text:style-name="T4_34"><text:s/></text:span><text:span text:style-name="T4_35">cukierniach</text:span><text:span text:style-name="T4_36"><text:s/></text:span><text:span text:style-name="T4_37">policzona</text:span><text:span text:style-name="T4_38">.<text:s/></text:span><text:span text:style-name="T4_39">Ogólnie</text:span><text:span text:style-name="T4_40"><text:s/></text:span><text:span text:style-name="T4_41">wszystko</text:span><text:span text:style-name="T4_42"><text:s/></text:span><text:span text:style-name="T4_43">ok</text:span><text:span text:style-name="T4_44">.<text:s/></text:span><text:span text:style-name="T4_45">Co</text:span><text:span text:style-name="T4_46"><text:s/></text:span><text:span text:style-name="T4_47">więc</text:span><text:span text:style-name="T4_48"><text:s/></text:span><text:span text:style-name="T4_49">przed</text:span><text:span text:style-name="T4_50"><text:s/></text:span><text:span text:style-name="T4_51">nami</text:span><text:span text:style-name="T4_52">?<text:s/></text:span><text:span text:style-name="T4_53">Wielkanoc</text:span><text:span text:style-name="T4_54"><text:s/></text:span><text:span text:style-name="T4_55">dopiero</text:span><text:span text:style-name="T4_56"><text:s/>5<text:s/></text:span><text:span text:style-name="T4_57">kwietnia</text:span><text:span text:style-name="T4_58">,<text:s/></text:span><text:span text:style-name="T4_59">czyli</text:span><text:span text:style-name="T4_60"><text:s/></text:span><text:span text:style-name="T4_61">za</text:span><text:span text:style-name="T4_62"><text:s/></text:span><text:span text:style-name="T4_63">daleko</text:span><text:span text:style-name="T4_64">.<text:s/></text:span><text:span text:style-name="T4_65">Teraz</text:span><text:span text:style-name="T4_66">,<text:s/></text:span><text:span text:style-name="T4_67">kiedy</text:span><text:span text:style-name="T4_68"><text:s/></text:span><text:span text:style-name="T4_69">to</text:span><text:span text:style-name="T4_70"><text:s/></text:span><text:span text:style-name="T4_71">piszę</text:span><text:span text:style-name="T4_72">,<text:s/></text:span><text:span text:style-name="T4_73">jest</text:span><text:span text:style-name="T4_74"><text:s/>15.02,<text:s/></text:span><text:span text:style-name="T4_75">numer</text:span><text:span text:style-name="T4_76"><text:s/></text:span><text:span text:style-name="T4_77">powinien</text:span><text:span text:style-name="T4_78"><text:s/></text:span><text:span text:style-name="T4_79">wyjść</text:span><text:span text:style-name="T4_80"><text:s/></text:span><text:span text:style-name="T4_81">przed</text:span><text:span text:style-name="T4_82"><text:s/></text:span><text:span text:style-name="T4_83">Prima</text:span><text:span text:style-name="T4_84"><text:s/></text:span><text:span text:style-name="T4_85">Aprilis</text:span><text:span text:style-name="T4_86"><text:s/>(</text:span><text:span text:style-name="T4_87">jeśli</text:span><text:span text:style-name="T4_88"><text:s/></text:span><text:span text:style-name="T4_89">nie</text:span><text:span text:style-name="T4_90">,<text:s/></text:span><text:span text:style-name="T4_91">jest</text:span><text:span text:style-name="T4_92"><text:s/></text:span><text:span text:style-name="T4_93">to</text:span><text:span text:style-name="T4_94"><text:s/></text:span><text:span text:style-name="T4_95">wina</text:span><text:span text:style-name="T4_96"><text:s/></text:span><text:span text:style-name="T4_97">solarisa</text:span><text:span text:style-name="T4_98">,<text:s/></text:span><text:span text:style-name="T4_99">tak</text:span><text:span text:style-name="T4_100"><text:s/></text:span><text:span text:style-name="T4_101">jak</text:span><text:span text:style-name="T4_102"><text:s/></text:span><text:span text:style-name="T4_103">Hołodomor</text:span><text:span text:style-name="T4_104">,<text:s/></text:span><text:span text:style-name="T4_105">Holokaust</text:span><text:span text:style-name="T4_106">,<text:s/></text:span><text:span text:style-name="T4_107">głód</text:span><text:span text:style-name="T4_108"><text:s/></text:span><text:span text:style-name="T4_109">w</text:span><text:span text:style-name="T4_110"><text:s/></text:span><text:span text:style-name="T4_111">krajach</text:span><text:span text:style-name="T4_112"><text:s/></text:span><text:span text:style-name="T4_113">Trzeciego</text:span><text:span text:style-name="T4_114"><text:s/></text:span><text:span text:style-name="T4_115">Świata</text:span><text:span text:style-name="T4_116"><text:s/></text:span><text:span text:style-name="T4_117">i</text:span><text:span text:style-name="T4_118"><text:s/></text:span><text:span text:style-name="T4_119">brak</text:span><text:span text:style-name="T4_120"><text:s/></text:span><text:span text:style-name="T4_121">internetu</text:span><text:span text:style-name="T4_122">,<text:s/></text:span><text:span text:style-name="T4_123">pozdrawiam</text:span><text:span text:style-name="T4_124"><text:s/></text:span><text:span text:style-name="T4_125">cię</text:span><text:span text:style-name="T4_126">,<text:s/></text:span><text:span text:style-name="T4_127">solarisie</text:span><text:span text:style-name="T4_128">!),<text:s/></text:span><text:span text:style-name="T4_129">więc</text:span><text:span text:style-name="T4_130"><text:s/></text:span><text:span text:style-name="T4_131">z</text:span><text:span text:style-name="T4_132"><text:s/></text:span><text:span text:style-name="T4_133">felietonikiem</text:span><text:span text:style-name="T4_134"><text:s/></text:span><text:span text:style-name="T4_135">na</text:span><text:span text:style-name="T4_136"><text:s/></text:span><text:span text:style-name="T4_137">Wielkanoc</text:span><text:span text:style-name="T4_138"><text:s/></text:span><text:span text:style-name="T4_139">powinienem</text:span><text:span text:style-name="T4_140"><text:s/></text:span><text:span text:style-name="T4_141">się</text:span><text:span text:style-name="T4_142"><text:s/></text:span><text:span text:style-name="T4_143">wyrobić</text:span><text:span text:style-name="T4_144">.<text:s/></text:span><text:span text:style-name="T4_145">Zostaje</text:span><text:span text:style-name="T4_146"><text:s/></text:span><text:span text:style-name="T4_147">nam</text:span><text:span text:style-name="T4_148"><text:s/></text:span><text:span text:style-name="T4_149">legendarny</text:span><text:span text:style-name="T4_150"><text:s/></text:span><text:span text:style-name="T4_151">Pierwszy</text:span><text:span text:style-name="T4_152"><text:s/></text:span><text:span text:style-name="T4_153">Kwietnia</text:span><text:span text:style-name="T4_154">.<text:s/></text:span><text:span text:style-name="T4_155">A</text:span><text:span text:style-name="T4_156"><text:s/></text:span><text:span text:style-name="T4_157">jeśli</text:span><text:span text:style-name="T4_158"><text:s/>1</text:span><text:span text:style-name="T4_159">st</text:span><text:span text:style-name="T4_160"><text:s/></text:span><text:span text:style-name="T4_161">Day</text:span><text:span text:style-name="T4_162"><text:s/></text:span><text:span text:style-name="T4_163">of</text:span><text:span text:style-name="T4_164"><text:s/></text:span><text:span text:style-name="T4_165">April</text:span><text:span text:style-name="T4_166">,<text:s/></text:span><text:span text:style-name="T4_167">to</text:span><text:span text:style-name="T4_168"><text:s/></text:span><text:span text:style-name="T4_169">żarty</text:span><text:span text:style-name="T4_170">.<text:s/></text:span><text:span text:style-name="T4_171">A</text:span><text:span text:style-name="T4_172"><text:s/></text:span><text:span text:style-name="T4_173">jeśli</text:span><text:span text:style-name="T4_174"><text:s/></text:span><text:span text:style-name="T4_175">żarty</text:span><text:span text:style-name="T4_176">…</text:span></text:p>
      <text:p text:style-name="P5"/>
      <text:p text:style-name="P6"><text:span text:style-name="T6_1">Jak</text:span><text:span text:style-name="T6_2"><text:s/></text:span><text:span text:style-name="T6_3">zrobić</text:span><text:span text:style-name="T6_4"><text:s/></text:span><text:span text:style-name="T6_5">dobry</text:span><text:span text:style-name="T6_6"><text:s/></text:span><text:span text:style-name="T6_7">żart</text:span><text:span text:style-name="T6_8">,<text:s/></text:span><text:span text:style-name="T6_9">kawał</text:span><text:span text:style-name="T6_10"><text:s/></text:span><text:span text:style-name="T6_11">bądź</text:span><text:span text:style-name="T6_12"><text:s/></text:span><text:span text:style-name="T6_13">innego</text:span><text:span text:style-name="T6_14"><text:s/></text:span><text:span text:style-name="T6_15">psikusa</text:span><text:span text:style-name="T6_16">?<text:s/></text:span><text:span text:style-name="T6_17">Teoretycznie</text:span><text:span text:style-name="T6_18"><text:s/></text:span><text:span text:style-name="T6_19">powinienem</text:span><text:span text:style-name="T6_20"><text:s/></text:span><text:span text:style-name="T6_21">siedzieć</text:span><text:span text:style-name="T6_22"><text:s/></text:span><text:span text:style-name="T6_23">cicho</text:span><text:span text:style-name="T6_24"><text:s/></text:span><text:span text:style-name="T6_25">na</text:span><text:span text:style-name="T6_26"><text:s/></text:span><text:span text:style-name="T6_27">ten</text:span><text:span text:style-name="T6_28"><text:s/></text:span><text:span text:style-name="T6_29">temat</text:span><text:span text:style-name="T6_30">.<text:s/></text:span><text:span text:style-name="T6_31">Nigdy</text:span><text:span text:style-name="T6_32"><text:s/></text:span><text:span text:style-name="T6_33">jakoś</text:span><text:span text:style-name="T6_34"><text:s/></text:span><text:span text:style-name="T6_35">nie</text:span><text:span text:style-name="T6_36"><text:s/></text:span><text:span text:style-name="T6_37">ciągnęło</text:span><text:span text:style-name="T6_38"><text:s/></text:span><text:span text:style-name="T6_39">mnie</text:span><text:span text:style-name="T6_40"><text:s/></text:span><text:span text:style-name="T6_41">do</text:span><text:span text:style-name="T6_42"><text:s/></text:span><text:span text:style-name="T6_43">smarowania</text:span><text:span text:style-name="T6_44"><text:s/></text:span><text:span text:style-name="T6_45">klamek</text:span><text:span text:style-name="T6_46"><text:s/></text:span><text:span text:style-name="T6_47">pastą</text:span><text:span text:style-name="T6_48"><text:s/></text:span><text:span text:style-name="T6_49">do</text:span><text:span text:style-name="T6_50"><text:s/></text:span><text:span text:style-name="T6_51">zębów</text:span><text:span text:style-name="T6_52"><text:s/></text:span><text:span text:style-name="T6_53">czy</text:span><text:span text:style-name="T6_54"><text:s/></text:span><text:span text:style-name="T6_55">do</text:span><text:span text:style-name="T6_56"><text:s/></text:span><text:span text:style-name="T6_57">solenia</text:span><text:span text:style-name="T6_58"><text:s/></text:span><text:span text:style-name="T6_59">kompotu</text:span><text:span text:style-name="T6_60">.<text:s/></text:span><text:span text:style-name="T6_61">Powiem</text:span><text:span text:style-name="T6_62"><text:s/></text:span><text:span text:style-name="T6_63">nawet</text:span><text:span text:style-name="T6_64"><text:s/></text:span><text:span text:style-name="T6_65">więcej</text:span><text:span text:style-name="T6_66"><text:s/>–<text:s/></text:span><text:span text:style-name="T6_67">byłem</text:span><text:span text:style-name="T6_68"><text:s/></text:span><text:span text:style-name="T6_69">adresatem</text:span><text:span text:style-name="T6_70"><text:s/></text:span><text:span text:style-name="T6_71">takich</text:span><text:span text:style-name="T6_72"><text:s/></text:span><text:span text:style-name="T6_73">dowcipów</text:span><text:span text:style-name="T6_74">.<text:s/></text:span><text:span text:style-name="T6_75">Stąd</text:span><text:span text:style-name="T6_76"><text:s/></text:span><text:span text:style-name="T6_77">moje</text:span><text:span text:style-name="T6_78"><text:s/></text:span><text:span text:style-name="T6_79">przekonanie</text:span><text:span text:style-name="T6_80">,<text:s/></text:span><text:span text:style-name="T6_81">że</text:span><text:span text:style-name="T6_82"><text:s/></text:span><text:span text:style-name="T6_83">mogę</text:span><text:span text:style-name="T6_84"><text:s/></text:span><text:span text:style-name="T6_85">przekazać</text:span><text:span text:style-name="T6_86"><text:s/></text:span><text:span text:style-name="T6_87">doświadczenie</text:span><text:span text:style-name="T6_88"><text:s/></text:span><text:span text:style-name="T6_89">kolektywowi</text:span><text:span text:style-name="T6_90">,<text:s/></text:span><text:span text:style-name="T6_91">czytającemu</text:span><text:span text:style-name="T6_92"><text:s/></text:span><text:span text:style-name="T6_93">ten</text:span><text:span text:style-name="T6_94"><text:s/></text:span><text:span text:style-name="T6_95">tekst</text:span><text:span text:style-name="T6_96">.<text:s/></text:span><text:span text:style-name="T6_97">Nie</text:span><text:span text:style-name="T6_98">,<text:s/></text:span><text:span text:style-name="T6_99">nie</text:span><text:span text:style-name="T6_100"><text:s/></text:span><text:span text:style-name="T6_101">będę</text:span><text:span text:style-name="T6_102"><text:s/></text:span><text:span text:style-name="T6_103">potępiał</text:span><text:span text:style-name="T6_104"><text:s/></text:span><text:span text:style-name="T6_105">wszystkiego</text:span><text:span text:style-name="T6_106"><text:s/></text:span><text:span text:style-name="T6_107">dookoła</text:span><text:span text:style-name="T6_108">.<text:s/></text:span><text:span text:style-name="T6_109">Zaufajcie</text:span><text:span text:style-name="T6_110"><text:s/></text:span><text:span text:style-name="T6_111">mi</text:span><text:span text:style-name="T6_112">.</text:span></text:p>
      <text:p text:style-name="P7"/>
      <text:p text:style-name="P8"><text:span text:style-name="T8_1">Pierwsza</text:span><text:span text:style-name="T8_2">,<text:s/></text:span><text:span text:style-name="T8_3">podstawowa</text:span><text:span text:style-name="T8_4"><text:s/></text:span><text:span text:style-name="T8_5">zasada</text:span><text:span text:style-name="T8_6">,<text:s/></text:span><text:span text:style-name="T8_7">i</text:span><text:span text:style-name="T8_8"><text:s/></text:span><text:span text:style-name="T8_9">w</text:span><text:span text:style-name="T8_10"><text:s/></text:span><text:span text:style-name="T8_11">sumie</text:span><text:span text:style-name="T8_12"><text:s/></text:span><text:span text:style-name="T8_13">jedyna</text:span><text:span text:style-name="T8_14">:<text:s/></text:span><text:span text:style-name="T8_15">ŻART</text:span><text:span text:style-name="T8_16"><text:s/></text:span><text:span text:style-name="T8_17">JEST</text:span><text:span text:style-name="T8_18"><text:s/></text:span><text:span text:style-name="T8_19">DOBRY</text:span><text:span text:style-name="T8_20">,<text:s/></text:span><text:span text:style-name="T8_21">JEŚLI</text:span><text:span text:style-name="T8_22"><text:s/></text:span><text:span text:style-name="T8_23">ŚMIEJĄ</text:span><text:span text:style-name="T8_24"><text:s/></text:span><text:span text:style-name="T8_25">SIĘ</text:span><text:span text:style-name="T8_26"><text:s/></text:span><text:span text:style-name="T8_27">DWIE</text:span><text:span text:style-name="T8_28"><text:s/></text:span><text:span text:style-name="T8_29">STRONY</text:span><text:span text:style-name="T8_30">.<text:s/></text:span><text:span text:style-name="T8_31">Bo</text:span><text:span text:style-name="T8_32"><text:s/></text:span><text:span text:style-name="T8_33">powiedzmy</text:span><text:span text:style-name="T8_34"><text:s/></text:span><text:span text:style-name="T8_35">sobie</text:span><text:span text:style-name="T8_36"><text:s/></text:span><text:span text:style-name="T8_37">szczerze</text:span><text:span text:style-name="T8_38">:<text:s/></text:span><text:span text:style-name="T8_39">jeśli</text:span><text:span text:style-name="T8_40"><text:s/></text:span><text:span text:style-name="T8_41">ktoś</text:span><text:span text:style-name="T8_42"><text:s/></text:span><text:span text:style-name="T8_43">nagle</text:span><text:span text:style-name="T8_44"><text:s/></text:span><text:span text:style-name="T8_45">wam</text:span><text:span text:style-name="T8_46"><text:s/></text:span><text:span text:style-name="T8_47">powie</text:span><text:span text:style-name="T8_48">,<text:s/></text:span><text:span text:style-name="T8_49">że</text:span><text:span text:style-name="T8_50"><text:s/></text:span><text:span text:style-name="T8_51">umarła</text:span><text:span text:style-name="T8_52"><text:s/></text:span><text:span text:style-name="T8_53">wam</text:span><text:span text:style-name="T8_54"><text:s/></text:span><text:span text:style-name="T8_55">matka</text:span><text:span text:style-name="T8_56">,<text:s/></text:span><text:span text:style-name="T8_57">macie</text:span><text:span text:style-name="T8_58"><text:s/></text:span><text:span text:style-name="T8_59">raka</text:span><text:span text:style-name="T8_60"><text:s/></text:span><text:span text:style-name="T8_61">z</text:span><text:span text:style-name="T8_62"><text:s/></text:span><text:span text:style-name="T8_63">przerzutami</text:span><text:span text:style-name="T8_64"><text:s/></text:span><text:span text:style-name="T8_65">do</text:span><text:span text:style-name="T8_66"><text:s/></text:span><text:span text:style-name="T8_67">wszystkich</text:span><text:span text:style-name="T8_68"><text:s/></text:span><text:span text:style-name="T8_69">możliwych</text:span><text:span text:style-name="T8_70"><text:s/></text:span><text:span text:style-name="T8_71">narządów</text:span><text:span text:style-name="T8_72"><text:s/></text:span><text:span text:style-name="T8_73">i</text:span><text:span text:style-name="T8_74"><text:s/></text:span><text:span text:style-name="T8_75">właściwie</text:span><text:span text:style-name="T8_76"><text:s/></text:span><text:span text:style-name="T8_77">nie</text:span><text:span text:style-name="T8_78"><text:s/></text:span><text:span text:style-name="T8_79">ma</text:span><text:span text:style-name="T8_80"><text:s/></text:span><text:span text:style-name="T8_81">żadnego</text:span><text:span text:style-name="T8_82"><text:s/></text:span><text:span text:style-name="T8_83">ratunku</text:span><text:span text:style-name="T8_84">,<text:s/></text:span><text:span text:style-name="T8_85">a</text:span><text:span text:style-name="T8_86"><text:s/></text:span><text:span text:style-name="T8_87">do</text:span><text:span text:style-name="T8_88"><text:s/></text:span><text:span text:style-name="T8_89">tego</text:span><text:span text:style-name="T8_90"><text:s/></text:span><text:span text:style-name="T8_91">jeszcze</text:span><text:span text:style-name="T8_92"><text:s/></text:span><text:span text:style-name="T8_93">pieprznie</text:span><text:span text:style-name="T8_94"><text:s/></text:span><text:span text:style-name="T8_95">nas</text:span><text:span text:style-name="T8_96"><text:s/></text:span><text:span text:style-name="T8_97">w</text:span><text:span text:style-name="T8_98"><text:s/></text:span><text:span text:style-name="T8_99">twarz</text:span><text:span text:style-name="T8_100"><text:s/></text:span><text:span text:style-name="T8_101">za</text:span><text:span text:style-name="T8_102"><text:s/></text:span><text:span text:style-name="T8_103">to</text:span><text:span text:style-name="T8_104">,<text:s/></text:span><text:span text:style-name="T8_105">że</text:span><text:span text:style-name="T8_106"><text:s/></text:span><text:span text:style-name="T8_107">spaliś</text:span><text:span text:style-name="T8_108">cie</text:span><text:span text:style-name="T8_109"><text:s/></text:span><text:span text:style-name="T8_110">z</text:span><text:span text:style-name="T8_111"><text:s/></text:span><text:span text:style-name="T8_112">jego</text:span><text:span text:style-name="T8_113"><text:s/></text:span><text:span text:style-name="T8_114">dziewczyną</text:span><text:span text:style-name="T8_115"><text:s/>(</text:span><text:span text:style-name="T8_116">ponieważ</text:span><text:span text:style-name="T8_117"><text:s/></text:span><text:span text:style-name="T8_118">ktoś</text:span><text:span text:style-name="T8_119"><text:s/></text:span><text:span text:style-name="T8_120">inny</text:span><text:span text:style-name="T8_121"><text:s/></text:span><text:span text:style-name="T8_122">w</text:span><text:span text:style-name="T8_123"><text:s/></text:span><text:span text:style-name="T8_124">ramach</text:span><text:span text:style-name="T8_125"><text:s/></text:span><text:span text:style-name="T8_126">żartu</text:span><text:span text:style-name="T8_127"><text:s/></text:span><text:span text:style-name="T8_128">powiedział</text:span><text:span text:style-name="T8_129"><text:s/></text:span><text:span text:style-name="T8_130">to</text:span><text:span text:style-name="T8_131"><text:s/></text:span><text:span text:style-name="T8_132">i</text:span><text:span text:style-name="T8_133"><text:s/></text:span><text:span text:style-name="T8_134">owo</text:span><text:span text:style-name="T8_135">),</text:span><text:span text:style-name="T8_136"><text:s/></text:span><text:span text:style-name="T8_137">to</text:span><text:span text:style-name="T8_138"><text:s/></text:span><text:span text:style-name="T8_139">jest</text:span><text:span text:style-name="T8_140"><text:s/></text:span><text:span text:style-name="T8_141">to</text:span><text:span text:style-name="T8_142">,<text:s/></text:span><text:span text:style-name="T8_143">lekko</text:span><text:span text:style-name="T8_144"><text:s/></text:span><text:span text:style-name="T8_145">mówiąc</text:span><text:span text:style-name="T8_146">,<text:s/></text:span><text:span text:style-name="T8_147">słabe</text:span><text:span text:style-name="T8_148">.<text:s/></text:span><text:span text:style-name="T8_149">Tego</text:span><text:span text:style-name="T8_150"><text:s/></text:span><text:span text:style-name="T8_151">kogoś</text:span><text:span text:style-name="T8_152"><text:s/></text:span><text:span text:style-name="T8_153">najchętniej</text:span><text:span text:style-name="T8_154"><text:s/></text:span><text:span text:style-name="T8_155">chcielibyśmy</text:span><text:span text:style-name="T8_156"><text:s/></text:span><text:span text:style-name="T8_157">zabić</text:span><text:span text:style-name="T8_158">,<text:s/></text:span><text:span text:style-name="T8_159">ale</text:span><text:span text:style-name="T8_160"><text:s/></text:span><text:span text:style-name="T8_161">zaraz</text:span><text:span text:style-name="T8_162"><text:s/></text:span><text:span text:style-name="T8_163">potem</text:span><text:span text:style-name="T8_164"><text:s/></text:span><text:span text:style-name="T8_165">zmieniamy</text:span><text:span text:style-name="T8_166"><text:s/></text:span><text:span text:style-name="T8_167">zdanie</text:span><text:span text:style-name="T8_168">,<text:s/></text:span><text:span text:style-name="T8_169">traktując</text:span><text:span text:style-name="T8_170"><text:s/></text:span><text:span text:style-name="T8_171">zabicie</text:span><text:span text:style-name="T8_172"><text:s/></text:span><text:span text:style-name="T8_173">jako</text:span><text:span text:style-name="T8_174"><text:s/></text:span><text:span text:style-name="T8_175">akt</text:span><text:span text:style-name="T8_176"><text:s/></text:span><text:span text:style-name="T8_177">łaski</text:span><text:span text:style-name="T8_178">,<text:s/></text:span><text:span text:style-name="T8_179">toteż</text:span><text:span text:style-name="T8_180"><text:s/></text:span><text:span text:style-name="T8_181">życzymy</text:span><text:span text:style-name="T8_182"><text:s/></text:span><text:span text:style-name="T8_183">mu</text:span><text:span text:style-name="T8_184"><text:s/></text:span><text:span text:style-name="T8_185">zapadnięcia</text:span><text:span text:style-name="T8_186"><text:s/></text:span><text:span text:style-name="T8_187">w</text:span><text:span text:style-name="T8_188"><text:s/></text:span><text:span text:style-name="T8_189">świadomą</text:span><text:span text:style-name="T8_190"><text:s/></text:span><text:span text:style-name="T8_191">śpiączkę</text:span><text:span text:style-name="T8_192">.<text:s/></text:span><text:span text:style-name="T8_193">Albo</text:span><text:span text:style-name="T8_194"><text:s/></text:span><text:span text:style-name="T8_195">coś</text:span><text:span text:style-name="T8_196">.<text:s/></text:span><text:span text:style-name="T8_197">Tyle</text:span><text:span text:style-name="T8_198"><text:s/></text:span><text:span text:style-name="T8_199">że</text:span><text:span text:style-name="T8_200"><text:s/></text:span><text:span text:style-name="T8_201">właściwie</text:span><text:span text:style-name="T8_202"><text:s/></text:span><text:span text:style-name="T8_203">to</text:span><text:span text:style-name="T8_204"><text:s/></text:span><text:span text:style-name="T8_205">nie</text:span><text:span text:style-name="T8_206"><text:s/></text:span><text:span text:style-name="T8_207">jest</text:span><text:span text:style-name="T8_208"><text:s/></text:span><text:span text:style-name="T8_209">primaaprilisowe</text:span><text:span text:style-name="T8_210">,<text:s/></text:span><text:span text:style-name="T8_211">nie</text:span><text:span text:style-name="T8_212"><text:s/></text:span><text:span text:style-name="T8_213">uważacie</text:span><text:span text:style-name="T8_214">?</text:span></text:p>
      <text:p text:style-name="P9"/>
      <text:p text:style-name="P10"><text:span text:style-name="T10_1">Nie</text:span><text:span text:style-name="T10_2"><text:s/></text:span><text:span text:style-name="T10_3">na</text:span><text:span text:style-name="T10_4"><text:s/></text:span><text:span text:style-name="T10_5">tym</text:span><text:span text:style-name="T10_6"><text:s/></text:span><text:span text:style-name="T10_7">rzecz</text:span><text:span text:style-name="T10_8"><text:s/></text:span><text:span text:style-name="T10_9">polega</text:span><text:span text:style-name="T10_10">,<text:s/></text:span><text:span text:style-name="T10_11">żeby</text:span><text:span text:style-name="T10_12"><text:s/></text:span><text:span text:style-name="T10_13">piórdolnąć</text:span><text:span text:style-name="T10_14"><text:s/></text:span><text:span text:style-name="T10_15">komuś</text:span><text:span text:style-name="T10_16"><text:s/></text:span><text:span text:style-name="T10_17">łopatą</text:span><text:span text:style-name="T10_18"><text:s/></text:span><text:span text:style-name="T10_19">i</text:span><text:span text:style-name="T10_20"><text:s/></text:span><text:span text:style-name="T10_21">śmiać</text:span><text:span text:style-name="T10_22"><text:s/></text:span><text:span text:style-name="T10_23">się</text:span><text:span text:style-name="T10_24"><text:s/></text:span><text:span text:style-name="T10_25">z</text:span><text:span text:style-name="T10_26"><text:s/></text:span><text:span text:style-name="T10_27">jego</text:span><text:span text:style-name="T10_28"><text:s/></text:span><text:span text:style-name="T10_29">krzywdy</text:span><text:span text:style-name="T10_30">.<text:s/></text:span><text:span text:style-name="T10_31">Pomijając</text:span><text:span text:style-name="T10_32"><text:s/></text:span><text:span text:style-name="T10_33">już</text:span><text:span text:style-name="T10_34"><text:s/></text:span><text:span text:style-name="T10_35">serial</text:span><text:span text:style-name="T10_36"><text:s/></text:span><text:span text:style-name="T10_37">o</text:span><text:span text:style-name="T10_38"><text:s/></text:span><text:span text:style-name="T10_39">kucysiach</text:span><text:span text:style-name="T10_40"><text:s/></text:span><text:span text:style-name="T10_41">i</text:span><text:span text:style-name="T10_42"><text:s/></text:span><text:span text:style-name="T10_43">morały</text:span><text:span text:style-name="T10_44"><text:s/></text:span><text:span text:style-name="T10_45">z</text:span><text:span text:style-name="T10_46"><text:s/></text:span><text:span text:style-name="T10_47">niego</text:span><text:span text:style-name="T10_48">,<text:s/></text:span><text:span text:style-name="T10_49">to</text:span><text:span text:style-name="T10_50"><text:s/></text:span><text:span text:style-name="T10_51">w</text:span><text:span text:style-name="T10_52"><text:s/></text:span><text:span text:style-name="T10_53">zasadzie</text:span><text:span text:style-name="T10_54"><text:s/></text:span><text:span text:style-name="T10_55">jedna</text:span><text:span text:style-name="T10_56"><text:s/></text:span><text:span text:style-name="T10_57">z</text:span><text:span text:style-name="T10_58"><text:s/></text:span><text:span text:style-name="T10_59">dwóch</text:span><text:span text:style-name="T10_60"><text:s/></text:span><text:span text:style-name="T10_61">podstaw</text:span><text:span text:style-name="T10_62"><text:s/></text:span><text:span text:style-name="T10_63">etycznych</text:span><text:span text:style-name="T10_64">,<text:s/></text:span><text:span text:style-name="T10_65">która</text:span><text:span text:style-name="T10_66"><text:s/></text:span><text:span text:style-name="T10_67">dręczy</text:span><text:span text:style-name="T10_68"><text:s/></text:span><text:span text:style-name="T10_69">ludzkość</text:span><text:span text:style-name="T10_70">,<text:s/></text:span><text:span text:style-name="T10_71">odkąd</text:span><text:span text:style-name="T10_72"><text:s/></text:span><text:span text:style-name="T10_73">ateiści</text:span><text:span text:style-name="T10_74"><text:s/></text:span><text:span text:style-name="T10_75">doszli</text:span><text:span text:style-name="T10_76"><text:s/></text:span><text:span text:style-name="T10_77">do</text:span><text:span text:style-name="T10_78"><text:s/></text:span><text:span text:style-name="T10_79">głosu</text:span><text:span text:style-name="T10_80">,<text:s/></text:span><text:span text:style-name="T10_81">mówi</text:span><text:span text:style-name="T10_82">:<text:s/>“</text:span><text:span text:style-name="T10_83">nie</text:span><text:span text:style-name="T10_84"><text:s/></text:span><text:span text:style-name="T10_85">rób</text:span><text:span text:style-name="T10_86"><text:s/></text:span><text:span text:style-name="T10_87">drugiemu</text:span><text:span text:style-name="T10_88">,<text:s/></text:span><text:span text:style-name="T10_89">co</text:span><text:span text:style-name="T10_90"><text:s/></text:span><text:span text:style-name="T10_91">tobie</text:span><text:span text:style-name="T10_92"><text:s/></text:span><text:span text:style-name="T10_93">niemiłe</text:span><text:span text:style-name="T10_94">”.<text:s/></text:span><text:span text:style-name="T10_95">W</text:span><text:span text:style-name="T10_96"><text:s/></text:span><text:span text:style-name="T10_97">sumie</text:span><text:span text:style-name="T10_98"><text:s/></text:span><text:span text:style-name="T10_99">po</text:span><text:span text:style-name="T10_100"><text:s/></text:span><text:span text:style-name="T10_101">wuja</text:span><text:span text:style-name="T10_102"><text:s/></text:span><text:span text:style-name="T10_103">Wacława</text:span><text:span text:style-name="T10_104"><text:s/></text:span><text:span text:style-name="T10_105">dręczyć</text:span><text:span text:style-name="T10_106"><text:s/></text:span><text:span text:style-name="T10_107">ludzi</text:span><text:span text:style-name="T10_108">,<text:s/></text:span><text:span text:style-name="T10_109">skoro</text:span><text:span text:style-name="T10_110"><text:s/></text:span><text:span text:style-name="T10_111">mogą</text:span><text:span text:style-name="T10_112"><text:s/></text:span><text:span text:style-name="T10_113">się</text:span><text:span text:style-name="T10_114"><text:s/></text:span><text:span text:style-name="T10_115">zemścić</text:span><text:span text:style-name="T10_116">?<text:s/></text:span><text:span text:style-name="T10_117">Powiedzmy</text:span><text:span text:style-name="T10_118"><text:s/></text:span><text:span text:style-name="T10_119">sobie</text:span><text:span text:style-name="T10_120"><text:s/></text:span><text:span text:style-name="T10_121">szczerze</text:span><text:span text:style-name="T10_122"><text:s/>–<text:s/></text:span><text:span text:style-name="T10_123">także</text:span><text:span text:style-name="T10_124"><text:s/></text:span><text:span text:style-name="T10_125">i</text:span><text:span text:style-name="T10_126"><text:s/></text:span><text:span text:style-name="T10_127">bez</text:span><text:span text:style-name="T10_128"><text:s/></text:span><text:span text:style-name="T10_129">naszych</text:span><text:span text:style-name="T10_130"><text:s/></text:span><text:span text:style-name="T10_131">działań</text:span><text:span text:style-name="T10_132"><text:s/></text:span><text:span text:style-name="T10_133">ten</text:span><text:span text:style-name="T10_134"><text:s/></text:span><text:span text:style-name="T10_135">świat</text:span><text:span text:style-name="T10_136"><text:s/></text:span><text:span text:style-name="T10_137">jest</text:span><text:span text:style-name="T10_138"><text:s/></text:span><text:span text:style-name="T10_139">porąbany</text:span><text:span text:style-name="T10_140">.<text:s/></text:span><text:span text:style-name="T10_141">To</text:span><text:span text:style-name="T10_142"><text:s/></text:span><text:span text:style-name="T10_143">o</text:span><text:span text:style-name="T10_144"><text:s/></text:span><text:span text:style-name="T10_145">co</text:span><text:span text:style-name="T10_146"><text:s/></text:span><text:span text:style-name="T10_147">więc</text:span><text:span text:style-name="T10_148"><text:s/></text:span><text:span text:style-name="T10_149">biega</text:span><text:span text:style-name="T10_150">?</text:span></text:p>
      <text:p text:style-name="P11"/>
      <text:p text:style-name="P12"><text:span text:style-name="T12_1">Jak</text:span><text:span text:style-name="T12_2"><text:s/></text:span><text:span text:style-name="T12_3">to</text:span><text:span text:style-name="T12_4"><text:s/></text:span><text:span text:style-name="T12_5">mówili</text:span><text:span text:style-name="T12_6"><text:s/></text:span><text:span text:style-name="T12_7">nasi</text:span><text:span text:style-name="T12_8"><text:s/></text:span><text:span text:style-name="T12_9">przodkowie</text:span><text:span text:style-name="T12_10"><text:s/>–<text:s/>“</text:span><text:span text:style-name="T12_11">dobry</text:span><text:span text:style-name="T12_12"><text:s/></text:span><text:span text:style-name="T12_13">żart</text:span><text:span text:style-name="T12_14"><text:s/></text:span><text:span text:style-name="T12_15">tynfa</text:span><text:span text:style-name="T12_16"><text:s/></text:span><text:span text:style-name="T12_17">wart</text:span><text:span text:style-name="T12_18">”.<text:s/></text:span><text:span text:style-name="T12_19"><office:annotation><dc:creator/><text:p text:style-name="P13"><text:span text:style-name="T13_1">Kurde</text:span><text:span text:style-name="T13_2">.<text:s/></text:span><text:span text:style-name="T13_3">Okazuje</text:span><text:span text:style-name="T13_4"><text:s/></text:span><text:span text:style-name="T13_5">się</text:span><text:span text:style-name="T13_6">,<text:s/></text:span><text:span text:style-name="T13_7">że</text:span><text:span text:style-name="T13_8"><text:s/></text:span><text:span text:style-name="T13_9">nasi</text:span><text:span text:style-name="T13_10"><text:s/></text:span><text:span text:style-name="T13_11">przodkowie</text:span><text:span text:style-name="T13_12"><text:s/></text:span><text:span text:style-name="T13_13">wykazali</text:span><text:span text:style-name="T13_14"><text:s/></text:span><text:span text:style-name="T13_15">się</text:span><text:span text:style-name="T13_16"><text:s/></text:span><text:span text:style-name="T13_17">daleko</text:span><text:span text:style-name="T13_18"><text:s/></text:span><text:span text:style-name="T13_19">posuniętą</text:span><text:span text:style-name="T13_20"><text:s/></text:span><text:span text:style-name="T13_21">ironią</text:span><text:span text:style-name="T13_22">.<text:s/></text:span><text:span text:style-name="T13_23">http</text:span><text:span text:style-name="T13_24">://</text:span><text:span text:style-name="T13_25">pl</text:span><text:span text:style-name="T13_26">.</text:span><text:span text:style-name="T13_27">wikipedia</text:span><text:span text:style-name="T13_28">.</text:span><text:span text:style-name="T13_29">org</text:span><text:span text:style-name="T13_30">/</text:span><text:span text:style-name="T13_31">wiki</text:span><text:span text:style-name="T13_32">/</text:span><text:span text:style-name="T13_33">Tymf</text:span></text:p></office:annotation></text:span><text:span text:style-name="T13_34"><office:annotation><dc:creator/><text:p text:style-name="P14"><text:span text:style-name="T14_1">Ratuje</text:span><text:span text:style-name="T14_2"><text:s/></text:span><text:span text:style-name="T14_3">mnie</text:span><text:span text:style-name="T14_4"><text:s/></text:span><text:span text:style-name="T14_5">jeszcze</text:span><text:span text:style-name="T14_6"><text:s/></text:span><text:span text:style-name="T14_7">ten</text:span><text:span text:style-name="T14_8"><text:s/></text:span><text:span text:style-name="T14_9">tynf</text:span><text:span text:style-name="T14_10"><text:s/></text:span><text:span text:style-name="T14_11">bity</text:span><text:span text:style-name="T14_12"><text:s/></text:span><text:span text:style-name="T14_13">u</text:span><text:span text:style-name="T14_14"><text:s/></text:span><text:span text:style-name="T14_15">Sasów</text:span><text:span text:style-name="T14_16"><text:s/>:</text:span><text:span text:style-name="T14_17">T</text:span></text:p></office:annotation></text:span><text:span text:style-name="T14_18">Nie</text:span><text:span text:style-name="T14_19"><text:s/></text:span><text:span text:style-name="T14_20">wiem</text:span><text:span text:style-name="T14_21">,<text:s/></text:span><text:span text:style-name="T14_22">czym</text:span><text:span text:style-name="T14_23"><text:s/></text:span><text:span text:style-name="T14_24">był</text:span><text:span text:style-name="T14_25"><text:s/></text:span><text:span text:style-name="T14_26">ten</text:span><text:span text:style-name="T14_27"><text:s/></text:span><text:span text:style-name="T14_28">tynf</text:span><text:span text:style-name="T14_29">,<text:s/></text:span><text:span text:style-name="T14_30">ale</text:span><text:span text:style-name="T14_31"><text:s/></text:span><text:span text:style-name="T14_32">z</text:span><text:span text:style-name="T14_33"><text:s/></text:span><text:span text:style-name="T14_34">całą</text:span><text:span text:style-name="T14_35"><text:s/></text:span><text:span text:style-name="T14_36">pewnością</text:span><text:span text:style-name="T14_37"><text:s/></text:span><text:span text:style-name="T14_38">mogę</text:span><text:span text:style-name="T14_39"><text:s/></text:span><text:span text:style-name="T14_40">stwierdzić</text:span><text:span text:style-name="T14_41">,<text:s/></text:span><text:span text:style-name="T14_42">że</text:span><text:span text:style-name="T14_43"><text:s/></text:span><text:span text:style-name="T14_44">to</text:span><text:span text:style-name="T14_45"><text:s/></text:span><text:span text:style-name="T14_46">nie</text:span><text:span text:style-name="T14_47"><text:s/></text:span><text:span text:style-name="T14_48">jest</text:span><text:span text:style-name="T14_49"><text:s/></text:span><text:span text:style-name="T14_50">coś</text:span><text:span text:style-name="T14_51"><text:s/></text:span><text:span text:style-name="T14_52">złego</text:span><text:span text:style-name="T14_53">.<text:s/></text:span><text:span text:style-name="T14_54">Jeśli</text:span><text:span text:style-name="T14_55"><text:s/></text:span><text:span text:style-name="T14_56">ktoś</text:span><text:span text:style-name="T14_57"><text:s/></text:span><text:span text:style-name="T14_58">spłatał</text:span><text:span text:style-name="T14_59"><text:s/></text:span><text:span text:style-name="T14_60">komuś</text:span><text:span text:style-name="T14_61"><text:s/></text:span><text:span text:style-name="T14_62">figla</text:span><text:span text:style-name="T14_63">,<text:s/></text:span><text:span text:style-name="T14_64">z</text:span><text:span text:style-name="T14_65"><text:s/></text:span><text:span text:style-name="T14_66">którego</text:span><text:span text:style-name="T14_67"><text:s/></text:span><text:span text:style-name="T14_68">się</text:span><text:span text:style-name="T14_69"><text:s/></text:span><text:span text:style-name="T14_70">cieszy</text:span><text:span text:style-name="T14_71"><text:s/></text:span><text:span text:style-name="T14_72">i</text:span><text:span text:style-name="T14_73"><text:s/></text:span><text:span text:style-name="T14_74">figloczyńca</text:span><text:span text:style-name="T14_75">,<text:s/></text:span><text:span text:style-name="T14_76">i</text:span><text:span text:style-name="T14_77"><text:s/></text:span><text:span text:style-name="T14_78">figlobiorca</text:span><text:span text:style-name="T14_79">,<text:s/></text:span><text:span text:style-name="T14_80">oznacza</text:span><text:span text:style-name="T14_81"><text:s/></text:span><text:span text:style-name="T14_82">to</text:span><text:span text:style-name="T14_83">,<text:s/></text:span><text:span text:style-name="T14_84">że</text:span><text:span text:style-name="T14_85"><text:s/></text:span><text:span text:style-name="T14_86">wart</text:span><text:span text:style-name="T14_87"><text:s/></text:span><text:span text:style-name="T14_88">jest</text:span><text:span text:style-name="T14_89"><text:s/></text:span><text:span text:style-name="T14_90">dobrego</text:span><text:span text:style-name="T14_91"><text:s/></text:span><text:span text:style-name="T14_92">piwa</text:span><text:span text:style-name="T14_93">,<text:s/></text:span><text:span text:style-name="T14_94"><office:annotation><dc:creator/><text:p text:style-name="P15"><text:span text:style-name="T15_1">Popraw</text:span><text:span text:style-name="T15_2">,<text:s/>"</text:span><text:span text:style-name="T15_3">figiel</text:span><text:span text:style-name="T15_4">"<text:s/></text:span><text:span text:style-name="T15_5">ma</text:span><text:span text:style-name="T15_6"><text:s/></text:span><text:span text:style-name="T15_7">poczucie</text:span><text:span text:style-name="T15_8"><text:s/></text:span><text:span text:style-name="T15_9">humoru</text:span><text:span text:style-name="T15_10">?</text:span></text:p></office:annotation></text:span><text:span text:style-name="T15_11"><office:annotation><dc:creator/><text:p text:style-name="P16"><text:span text:style-name="T16_1">bezsens</text:span></text:p></office:annotation></text:span><text:span text:style-name="T16_2">ma</text:span><text:span text:style-name="T16_3"><text:s/></text:span><text:span text:style-name="T16_4">poczucie</text:span><text:span text:style-name="T16_5"><text:s/></text:span><text:span text:style-name="T16_6">humoru</text:span><text:span text:style-name="T16_7"><text:s/></text:span><text:span text:style-name="T16_8">i</text:span><text:span text:style-name="T16_9"><text:s/></text:span><text:span text:style-name="T16_10">potraf</text:span><text:span text:style-name="T16_11">i</text:span><text:span text:style-name="T16_12"><text:s/></text:span><text:span text:style-name="T16_13">rozśmieszyć</text:span><text:span text:style-name="T16_14"><text:s/></text:span><text:span text:style-name="T16_15">nawet</text:span><text:span text:style-name="T16_16"><text:s/></text:span><text:span text:style-name="T16_17">naburmuszonego</text:span><text:span text:style-name="T16_18"><text:s/></text:span><text:span text:style-name="T16_19">ciebie</text:span><text:span text:style-name="T16_20">.<text:s/></text:span><text:span text:style-name="T16_21">Bo</text:span><text:span text:style-name="T16_22"><text:s/></text:span><text:span text:style-name="T16_23">w</text:span><text:span text:style-name="T16_24"><text:s/></text:span><text:span text:style-name="T16_25">sumie</text:span><text:span text:style-name="T16_26"><text:s/></text:span><text:span text:style-name="T16_27">co</text:span><text:span text:style-name="T16_28"><text:s/></text:span><text:span text:style-name="T16_29">może</text:span><text:span text:style-name="T16_30"><text:s/></text:span><text:span text:style-name="T16_31">być</text:span><text:span text:style-name="T16_32"><text:s/></text:span><text:span text:style-name="T16_33">lepszego</text:span><text:span text:style-name="T16_34"><text:s/></text:span><text:span text:style-name="T16_35">od</text:span><text:span text:style-name="T16_36"><text:s/></text:span><text:span text:style-name="T16_37">kawału</text:span><text:span text:style-name="T16_38">,<text:s/></text:span><text:span text:style-name="T16_39">z</text:span><text:span text:style-name="T16_40"><text:s/></text:span><text:span text:style-name="T16_41">którego</text:span><text:span text:style-name="T16_42"><text:s/></text:span><text:span text:style-name="T16_43">korzyści</text:span><text:span text:style-name="T16_44"><text:s/></text:span><text:span text:style-name="T16_45">mają</text:span><text:span text:style-name="T16_46"><text:s/></text:span><text:span text:style-name="T16_47">obydwie</text:span><text:span text:style-name="T16_48"><text:s/></text:span><text:span text:style-name="T16_49">strony</text:span><text:span text:style-name="T16_50">?<text:s/></text:span><text:span text:style-name="T16_51"><office:annotation><dc:creator/><text:p text:style-name="P17"><text:span text:style-name="T17_1">Powtórzenie</text:span><text:span text:style-name="T17_2">.<text:s/></text:span><text:span text:style-name="T17_3">Jeśli</text:span><text:span text:style-name="T17_4"><text:s/></text:span><text:span text:style-name="T17_5">mogę</text:span><text:span text:style-name="T17_6"><text:s/></text:span><text:span text:style-name="T17_7">coś</text:span><text:span text:style-name="T17_8"><text:s/></text:span><text:span text:style-name="T17_9">zasugerować</text:span><text:span text:style-name="T17_10"><text:s/>-<text:s/></text:span><text:span text:style-name="T17_11">lepiej</text:span><text:span text:style-name="T17_12"><text:s/></text:span><text:span text:style-name="T17_13">by</text:span><text:span text:style-name="T17_14"><text:s/></text:span><text:span text:style-name="T17_15">brzmiało</text:span><text:span text:style-name="T17_16">,<text:s/></text:span><text:span text:style-name="T17_17">gdyby</text:span><text:span text:style-name="T17_18"><text:s/></text:span><text:span text:style-name="T17_19">to</text:span><text:span text:style-name="T17_20"><text:s/></text:span><text:span text:style-name="T17_21">zdanie</text:span><text:span text:style-name="T17_22"><text:s/></text:span><text:span text:style-name="T17_23">całkiem</text:span><text:span text:style-name="T17_24"><text:s/></text:span><text:span text:style-name="T17_25">usunąć</text:span><text:span text:style-name="T17_26">.<text:s/></text:span><text:span text:style-name="T17_27">Wtedy</text:span><text:span text:style-name="T17_28"><text:s/></text:span><text:span text:style-name="T17_29">ten</text:span><text:span text:style-name="T17_30"><text:s/></text:span><text:span text:style-name="T17_31">akapit</text:span><text:span text:style-name="T17_32"><text:s/></text:span><text:span text:style-name="T17_33">będzie</text:span><text:span text:style-name="T17_34"><text:s/></text:span><text:span text:style-name="T17_35">się</text:span><text:span text:style-name="T17_36"><text:s/></text:span><text:span text:style-name="T17_37">lepiej</text:span><text:span text:style-name="T17_38"><text:s/></text:span><text:span text:style-name="T17_39">łączył</text:span><text:span text:style-name="T17_40"><text:s/></text:span><text:span text:style-name="T17_41">z</text:span><text:span text:style-name="T17_42"><text:s/></text:span><text:span text:style-name="T17_43">kolejnym</text:span><text:span text:style-name="T17_44">.</text:span></text:p></office:annotation></text:span><text:span text:style-name="T17_45"><office:annotation><dc:creator/><text:p text:style-name="P18"><text:span text:style-name="T18_1">To</text:span><text:span text:style-name="T18_2"><text:s/></text:span><text:span text:style-name="T18_3">chyba</text:span><text:span text:style-name="T18_4"><text:s/></text:span><text:span text:style-name="T18_5">specjalna</text:span><text:span text:style-name="T18_6"><text:s/></text:span><text:span text:style-name="T18_7">powtórka</text:span><text:span text:style-name="T18_8"><text:s/></text:span><text:span text:style-name="T18_9">dla</text:span><text:span text:style-name="T18_10"><text:s/></text:span><text:span text:style-name="T18_11">podkreślenia</text:span><text:span text:style-name="T18_12"><text:s/></text:span><text:span text:style-name="T18_13">tematu</text:span><text:span text:style-name="T18_14">.<text:s/></text:span><text:span text:style-name="T18_15">Wg</text:span><text:span text:style-name="T18_16"><text:s/></text:span><text:span text:style-name="T18_17">mnie</text:span><text:span text:style-name="T18_18">,<text:s/></text:span><text:span text:style-name="T18_19">sprawa</text:span><text:span text:style-name="T18_20"><text:s/></text:span><text:span text:style-name="T18_21">autora</text:span><text:span text:style-name="T18_22">,<text:s/></text:span><text:span text:style-name="T18_23">co</text:span><text:span text:style-name="T18_24"><text:s/></text:span><text:span text:style-name="T18_25">z</text:span><text:span text:style-name="T18_26"><text:s/></text:span><text:span text:style-name="T18_27">tym</text:span><text:span text:style-name="T18_28"><text:s/></text:span><text:span text:style-name="T18_29">zrobi</text:span><text:span text:style-name="T18_30">.<text:s/></text:span><text:span text:style-name="T18_31">Jeśli</text:span><text:span text:style-name="T18_32"><text:s/></text:span><text:span text:style-name="T18_33">zostawi</text:span><text:span text:style-name="T18_34">,<text:s/></text:span><text:span text:style-name="T18_35">błędu</text:span><text:span text:style-name="T18_36"><text:s/></text:span><text:span text:style-name="T18_37">nie</text:span><text:span text:style-name="T18_38"><text:s/></text:span><text:span text:style-name="T18_39">ma</text:span><text:span text:style-name="T18_40">,<text:s/></text:span><text:span text:style-name="T18_41">to</text:span><text:span text:style-name="T18_42"><text:s/></text:span><text:span text:style-name="T18_43">tylko</text:span><text:span text:style-name="T18_44"><text:s/></text:span><text:span text:style-name="T18_45">środek</text:span><text:span text:style-name="T18_46"><text:s/></text:span><text:span text:style-name="T18_47">stylistyczny</text:span><text:span text:style-name="T18_48">.</text:span></text:p></office:annotation></text:span><text:span text:style-name="T18_49"><office:annotation><dc:creator/><text:p text:style-name="P19"><text:span text:style-name="T19_1">Zostawiam</text:span><text:span text:style-name="T19_2">.<text:s/>&gt;:3</text:span></text:p></office:annotation></text:span><text:span text:style-name="T19_3">Więcej</text:span><text:span text:style-name="T19_4"><text:s/></text:span><text:span text:style-name="T19_5">takich</text:span><text:span text:style-name="T19_6"><text:s/></text:span><text:span text:style-name="T19_7">żartów</text:span><text:span text:style-name="T19_8">!</text:span></text:p>
      <text:p text:style-name="P20"/>
      <text:p text:style-name="P21"><text:span text:style-name="T21_1">Wiem</text:span><text:span text:style-name="T21_2">,<text:s/></text:span><text:span text:style-name="T21_3">co</text:span><text:span text:style-name="T21_4"><text:s/></text:span><text:span text:style-name="T21_5">jest</text:span><text:span text:style-name="T21_6"><text:s/></text:span><text:span text:style-name="T21_7">jeszcze</text:span><text:span text:style-name="T21_8"><text:s/></text:span><text:span text:style-name="T21_9">lepsze</text:span><text:span text:style-name="T21_10">.<text:s/></text:span><text:span text:style-name="T21_11">Zdana</text:span><text:span text:style-name="T21_12"><text:s/></text:span><text:span text:style-name="T21_13">sesja</text:span><text:span text:style-name="T21_14">,<text:s/></text:span><text:span text:style-name="T21_15">obroniony</text:span><text:span text:style-name="T21_16"><text:s/></text:span><text:span text:style-name="T21_17">licencjat</text:span><text:span text:style-name="T21_18"><text:s/></text:span><text:span text:style-name="T21_19">i</text:span><text:span text:style-name="T21_20"><text:s/></text:span><text:span text:style-name="T21_21">milion</text:span><text:span text:style-name="T21_22"><text:s/></text:span><text:span text:style-name="T21_23">na</text:span><text:span text:style-name="T21_24"><text:s/></text:span><text:span text:style-name="T21_25">koncie</text:span><text:span text:style-name="T21_26"><text:s/></text:span><text:span text:style-name="T21_27">z</text:span><text:span text:style-name="T21_28"><text:s/></text:span><text:span text:style-name="T21_29">wysokim</text:span><text:span text:style-name="T21_30"><text:s/></text:span><text:span text:style-name="T21_31">procentem</text:span><text:span text:style-name="T21_32">.<text:s/></text:span><text:span text:style-name="T21_33">I</text:span><text:span text:style-name="T21_34"><text:s/></text:span><text:span text:style-name="T21_35">tego</text:span><text:span text:style-name="T21_36"><text:s/></text:span><text:span text:style-name="T21_37">wam</text:span><text:span text:style-name="T21_38"><text:s/></text:span><text:span text:style-name="T21_39">życzę</text:span><text:span text:style-name="T21_40">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